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dfa5b9" officeooo:paragraph-rsid="00dfa5b9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officeooo:rsid="00de7d0e" officeooo:paragraph-rsid="00dfa5b9" style:font-size-asian="18pt" style:font-weight-asian="bold" style:font-size-complex="18pt" style:font-weight-complex="bold"/>
    </style:style>
    <style:style style:name="P3" style:family="paragraph" style:parent-style-name="Standard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31c63" officeooo:paragraph-rsid="01131c63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fo:font-size="18pt" fo:font-weight="bold" officeooo:rsid="01131c63" officeooo:paragraph-rsid="01131c63" style:font-size-asian="18pt" style:font-weight-asian="bold" style:font-size-complex="18pt" style:font-weight-complex="bold"/>
    </style:style>
    <style:style style:name="P8" style:family="paragraph" style:parent-style-name="Standard">
      <style:text-properties fo:font-variant="normal" fo:text-transform="none" fo:color="#000000" fo:font-size="18pt" fo:letter-spacing="normal" fo:font-style="normal" fo:font-weight="bold" officeooo:rsid="01457cce" officeooo:paragraph-rsid="01457cce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000000" fo:font-weight="bold" officeooo:paragraph-rsid="00f35d40"/>
    </style:style>
    <style:style style:name="P10" style:family="paragraph" style:parent-style-name="Standard">
      <style:text-properties fo:font-size="18pt" fo:font-weight="bold" officeooo:rsid="00509dd3" officeooo:paragraph-rsid="00dfa5b9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dfa5b9" officeooo:paragraph-rsid="00dfa5b9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1457cce" officeooo:paragraph-rsid="01457cce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145fc59" officeooo:paragraph-rsid="0145fc59" style:font-size-asian="18pt" style:font-weight-asian="bold" style:font-size-complex="18pt" style:font-weight-complex="bold"/>
    </style:style>
    <style:style style:name="P14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14b520" officeooo:paragraph-rsid="012a6147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3c21a5" officeooo:paragraph-rsid="013c21a5" style:font-size-asian="18pt" style:font-weight-asian="bold" style:font-size-complex="18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44597a" officeooo:paragraph-rsid="0144597a" style:font-size-asian="18pt" style:font-weight-asian="bold" style:font-size-complex="18pt" style:font-weight-complex="bold"/>
    </style:style>
    <style:style style:name="P18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20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21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P22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14338d9" officeooo:paragraph-rsid="014338d9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1139296" style:font-size-asian="18pt" style:font-weight-asian="bold" style:font-size-complex="18pt" style:font-weight-complex="bold"/>
    </style:style>
    <style:style style:name="T3" style:family="text">
      <style:text-properties fo:font-size="18pt" officeooo:rsid="01409d3a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000000" fo:letter-spacing="normal" fo:font-style="normal" officeooo:rsid="003c4594"/>
    </style:style>
    <style:style style:name="T5" style:family="text">
      <style:text-properties fo:font-variant="normal" fo:text-transform="none" fo:color="#000000" fo:letter-spacing="normal" fo:font-style="normal" officeooo:rsid="013b6810"/>
    </style:style>
    <style:style style:name="T6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7" style:family="text">
      <style:text-properties fo:font-variant="normal" fo:text-transform="none" fo:color="#000000" fo:font-size="18pt" fo:letter-spacing="normal" fo:font-style="normal" officeooo:rsid="01139296" style:font-size-asian="18pt" style:font-size-complex="18pt"/>
    </style:style>
    <style:style style:name="T8" style:family="text">
      <style:text-properties fo:font-variant="normal" fo:text-transform="none" fo:color="#000000" fo:font-size="18pt" fo:letter-spacing="normal" fo:font-style="normal" officeooo:rsid="013ef538" style:font-size-asian="18pt" style:font-size-complex="18pt"/>
    </style:style>
    <style:style style:name="T9" style:family="text">
      <style:text-properties fo:font-variant="normal" fo:text-transform="none" fo:color="#000000" fo:font-size="18pt" fo:letter-spacing="normal" fo:font-style="normal" officeooo:rsid="0140085f" style:font-size-asian="18pt" style:font-size-complex="18pt"/>
    </style:style>
    <style:style style:name="T10" style:family="text">
      <style:text-properties fo:font-variant="normal" fo:text-transform="none" fo:letter-spacing="normal" fo:font-style="normal" officeooo:rsid="01139296"/>
    </style:style>
    <style:style style:name="T11" style:family="text">
      <style:text-properties fo:font-variant="normal" fo:text-transform="none" fo:letter-spacing="normal" fo:font-style="normal" officeooo:rsid="013d6756"/>
    </style:style>
    <style:style style:name="T12" style:family="text">
      <style:text-properties officeooo:rsid="002a6821"/>
    </style:style>
    <style:style style:name="T13" style:family="text">
      <style:text-properties officeooo:rsid="00551f18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fo:font-size="18pt" officeooo:rsid="01139296" style:font-size-asian="18pt" style:font-size-complex="18pt"/>
    </style:style>
    <style:style style:name="T16" style:family="text">
      <style:text-properties fo:color="#ff0000" officeooo:rsid="00c063df"/>
    </style:style>
    <style:style style:name="T17" style:family="text">
      <style:text-properties officeooo:rsid="00d98e39"/>
    </style:style>
    <style:style style:name="T18" style:family="text">
      <style:text-properties officeooo:rsid="00f35d40"/>
    </style:style>
    <style:style style:name="T19" style:family="text">
      <style:text-properties officeooo:rsid="013d6756"/>
    </style:style>
    <style:style style:name="T20" style:family="text">
      <style:text-properties officeooo:rsid="01462e8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2">P</text:span>lan piosenek <text:span text:style-name="T13">2014.04.29.</text:span></text:p>
      <text:p text:style-name="P5">#<text:span text:style-name="T17">################### Lista piosenek</text:span><text:span text:style-name="T16"> </text:span>#<text:span text:style-name="T18">###################</text:span></text:p>
      <text:list xml:id="list2852644059832819759" text:style-name="L1">
        <text:list-header>
          <text:p text:style-name="P14"><text:span text:style-name="T4">1. <text:s/></text:span><text:span text:style-name="T5">Niechaj zstąpi Duch Twój</text:span></text:p>
          <text:p text:style-name="P16">(1, 2, 1, 2, 3, 3) + możliwe ładne wykończenie</text:p>
        </text:list-header>
      </text:list>
      <text:p text:style-name="P6"/>
      <text:p text:style-name="P7"><text:span text:style-name="T10">2. </text:span><text:span text:style-name="T11">Jezus zwyciężył</text:span></text:p>
      <text:p text:style-name="P15"><text:span text:style-name="T19">(1, 2, 1, 2, 3) + 4 na specjalne zakończenie</text:span></text:p>
      <text:list xml:id="list191811756165397" text:continue-numbering="true" text:style-name="L1">
        <text:list-header>
          <text:p text:style-name="P18"/>
          <text:p text:style-name="P19"><text:span text:style-name="T7">3</text:span><text:span text:style-name="T6">. <text:s/></text:span><text:span text:style-name="T8">Tobie chór aniołów śpiewa nową pieśń</text:span></text:p>
        </text:list-header>
      </text:list>
      <text:p text:style-name="P3"/>
      <text:list xml:id="list191811758160072" text:continue-numbering="true" text:style-name="L1">
        <text:list-header>
          <text:p text:style-name="P20"><text:span text:style-name="T15">4</text:span><text:span text:style-name="T14">. <text:s/></text:span><text:span text:style-name="T9">Zmartwychwstał Pan i żyje dziś</text:span></text:p>
          <text:p text:style-name="P22">zx1, rx1, uważać po 3 zwrotce</text:p>
          <text:p text:style-name="P21"/>
        </text:list-header>
      </text:list>
      <text:p text:style-name="P9"><text:span text:style-name="T2">5</text:span><text:span text:style-name="T1">. <text:s/></text:span><text:span text:style-name="T3">Zmartwychwstał Pan x3, Alleluja x5 ...</text:span></text:p>
      <text:p text:style-name="P17">rx1, zx1, możliwy mix na ostatni refren</text:p>
      <text:p text:style-name="P10"/>
      <text:p text:style-name="P8">6. Niech zabrzmi Panu chwała w niebiosach</text:p>
      <text:p text:style-name="P1"/>
      <text:p text:style-name="P12">7. Chwała Bogu Ojcu, w chwale Jego Syn</text:p>
      <text:p text:style-name="P12"/>
      <text:p text:style-name="P13">8. Jezus Chrystus to panów Pan, całej ziemi <text:span text:style-name="T20">K</text:span>ról.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7M39S</meta:editing-duration>
    <meta:editing-cycles>347</meta:editing-cycles>
    <meta:generator>LibreOffice/4.1.2.3$Windows_x86 LibreOffice_project/40b2d7fde7e8d2d7bc5a449dc65df4d08a7dd38</meta:generator>
    <dc:date>2014-04-28T19:18:11.699000000</dc:date>
    <meta:document-statistic meta:table-count="0" meta:image-count="0" meta:object-count="0" meta:page-count="1" meta:paragraph-count="14" meta:word-count="92" meta:character-count="529" meta:non-whitespace-character-count="447"/>
    <meta:user-defined meta:name="Info 1"/>
    <meta:user-defined meta:name="Info 2"/>
    <meta:user-defined meta:name="Info 3"/>
    <meta:user-defined meta:name="Info 4"/>
  </office:meta>
</office:document-meta>
</file>